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.02cm" fo:margin-left="0cm" fo:margin-right="-0.019cm" table:align="margins"/>
    </style:style>
    <style:style style:name="Tableau1.A" style:family="table-column">
      <style:table-column-properties style:column-width="5.449cm" style:rel-column-width="3089*"/>
    </style:style>
    <style:style style:name="Tableau1.B" style:family="table-column">
      <style:table-column-properties style:column-width="11.571cm" style:rel-column-width="6560*"/>
    </style:style>
    <style:style style:name="Tableau1.A1" style:family="table-cell">
      <style:table-cell-properties style:vertical-align="" fo:padding="0.049cm" fo:border="none"/>
    </style:style>
    <style:style style:name="P1" style:family="paragraph" style:parent-style-name="Table_20_Contents">
      <style:paragraph-properties fo:margin-top="0cm" fo:margin-bottom="0cm" fo:line-height="120%" fo:padding="0cm" fo:border="none" style:writing-mode="lr-tb"/>
      <style:text-properties fo:font-variant="normal" fo:text-transform="none" fo:color="#000000" style:text-line-through-style="none" style:font-name="Helvetica" fo:font-size="24pt" fo:font-style="normal" style:text-underline-style="none" fo:font-weight="bold" style:text-blinking="false" fo:background-color="transparent" style:font-name-asian="Helvetica"/>
    </style:style>
    <style:style style:name="P2" style:family="paragraph" style:parent-style-name="Table_20_Contents">
      <style:paragraph-properties fo:margin-top="0cm" fo:margin-bottom="0cm" fo:line-height="120%" fo:padding="0cm" fo:border="none" style:writing-mode="lr-tb"/>
      <style:text-properties fo:font-variant="normal" fo:text-transform="none" fo:color="#000000" style:text-line-through-style="none" style:font-name="Helvetica" style:text-underline-style="none" style:text-blinking="false" fo:background-color="transparent" style:font-name-asian="Helvetica"/>
    </style:style>
    <style:style style:name="P3" style:family="paragraph" style:parent-style-name="Table_20_Contents">
      <style:paragraph-properties fo:margin-top="0cm" fo:margin-bottom="0cm" fo:line-height="120%" fo:padding="0cm" fo:border="none" style:writing-mode="lr-tb"/>
      <style:text-properties fo:font-variant="normal" fo:text-transform="none" fo:color="#000000" style:text-line-through-style="none" style:font-name="Helvetica" style:text-underline-style="none" style:text-blinking="false" fo:background-color="transparent" style:font-name-asian="Helvetica" style:font-size-asian="14pt" style:font-style-asian="normal" style:font-weight-asian="bold"/>
    </style:style>
    <style:style style:name="P4" style:family="paragraph" style:parent-style-name="Table_20_Contents">
      <style:paragraph-properties fo:margin-top="0cm" fo:margin-bottom="0cm" fo:line-height="120%" fo:padding="0cm" fo:border="none" style:writing-mode="lr-tb"/>
      <style:text-properties fo:font-variant="normal" fo:text-transform="none" fo:color="#000000" style:text-line-through-style="none" style:font-name="Helvetica" fo:font-size="10pt" fo:font-style="normal" style:text-underline-style="none" fo:font-weight="normal" style:text-blinking="false" fo:background-color="transparent" style:font-name-asian="Helvetica"/>
    </style:style>
    <style:style style:name="P5" style:family="paragraph" style:parent-style-name="Table_20_Contents">
      <style:paragraph-properties fo:margin-top="0cm" fo:margin-bottom="0cm" fo:line-height="120%" fo:padding="0cm" fo:border="none" style:writing-mode="lr-tb"/>
      <style:text-properties fo:font-variant="normal" fo:text-transform="none" fo:color="#000000" style:text-line-through-style="none" style:font-name="Helvetica" fo:font-size="9pt" style:text-underline-style="none" style:text-blinking="false" fo:background-color="transparent" style:font-name-asian="Helvetica" style:font-size-asian="9pt" style:font-size-complex="9pt"/>
    </style:style>
    <style:style style:name="P6" style:family="paragraph" style:parent-style-name="Table_20_Contents">
      <style:paragraph-properties fo:margin-top="0cm" fo:margin-bottom="0cm" fo:line-height="120%" fo:padding="0cm" fo:border="none" style:writing-mode="lr-tb"/>
      <style:text-properties fo:font-variant="normal" fo:text-transform="none" fo:color="#d44500" style:text-line-through-style="none" style:font-name="Helvetica" fo:font-size="10pt" fo:font-style="normal" style:text-underline-style="none" fo:font-weight="normal" style:text-blinking="false" fo:background-color="transparent" style:font-name-asian="Helvetica"/>
    </style:style>
    <style:style style:name="P7" style:family="paragraph" style:parent-style-name="Table_20_Contents">
      <style:paragraph-properties fo:margin-top="0cm" fo:margin-bottom="0cm" fo:line-height="120%" fo:padding="0cm" fo:border="none" style:writing-mode="lr-tb"/>
      <style:text-properties style:font-name="Helvetica" style:font-name-asian="Helvetica"/>
    </style:style>
    <style:style style:name="P8" style:family="paragraph" style:parent-style-name="Table_20_Contents">
      <style:paragraph-properties fo:margin-top="0.106cm" fo:margin-bottom="0cm" fo:line-height="120%" fo:padding="0cm" fo:border="none" style:writing-mode="lr-tb"/>
      <style:text-properties fo:font-variant="normal" fo:text-transform="none" fo:color="#f2511b" style:text-line-through-style="none" style:font-name="Helvetica" fo:font-size="16pt" fo:font-style="normal" style:text-underline-style="none" fo:font-weight="bold" style:text-blinking="false" fo:background-color="transparent" style:font-name-asian="Helvetica"/>
    </style:style>
    <style:style style:name="P9" style:family="paragraph" style:parent-style-name="Table_20_Contents">
      <style:paragraph-properties fo:margin-top="0.353cm" fo:margin-bottom="0cm" fo:line-height="120%" fo:padding="0cm" fo:border="none" style:writing-mode="lr-tb"/>
      <style:text-properties fo:font-variant="normal" fo:text-transform="none" fo:color="#d44500" style:text-line-through-style="none" style:font-name="Helvetica" fo:font-size="10pt" fo:font-style="normal" style:text-underline-style="none" fo:font-weight="normal" style:text-blinking="false" fo:background-color="transparent" style:font-name-asian="Helvetica"/>
    </style:style>
    <style:style style:name="P10" style:family="paragraph" style:parent-style-name="Table_20_Contents">
      <style:paragraph-properties fo:margin-top="0.212cm" fo:margin-bottom="0cm" fo:line-height="120%" fo:padding="0cm" fo:border="none" style:writing-mode="lr-tb"/>
      <style:text-properties fo:font-variant="normal" fo:text-transform="none" fo:color="#000000" style:text-line-through-style="none" style:font-name="Helvetica" fo:font-size="9pt" fo:font-style="normal" style:text-underline-style="none" fo:font-weight="normal" style:text-blinking="false" fo:background-color="transparent" style:font-name-asian="Helvetica" style:font-size-asian="9pt" style:font-size-complex="9pt"/>
    </style:style>
    <style:style style:name="P11" style:family="paragraph" style:parent-style-name="Standard">
      <style:text-properties fo:font-size="2pt" style:font-size-asian="2pt" style:font-size-complex="2pt"/>
    </style:style>
    <style:style style:name="P12" style:family="paragraph" style:parent-style-name="Heading_20_2">
      <style:paragraph-properties fo:margin-top="0cm" fo:margin-bottom="0cm" fo:line-height="120%" fo:padding="0cm" fo:border="none" style:writing-mode="lr-tb"/>
      <style:text-properties fo:font-variant="normal" fo:text-transform="none" fo:color="#000000" style:text-line-through-style="none" style:font-name="Helvetica" fo:font-size="11pt" fo:font-style="normal" style:text-underline-style="none" fo:font-weight="bold" style:text-blinking="false" fo:background-color="transparent" style:font-name-asian="Helvetica"/>
    </style:style>
    <style:style style:name="P13" style:family="paragraph" style:parent-style-name="Heading_20_2">
      <style:paragraph-properties fo:margin-top="0cm" fo:margin-bottom="0cm" fo:line-height="120%" fo:padding="0cm" fo:border="none" style:writing-mode="lr-tb"/>
      <style:text-properties style:font-name="Helvetica" style:font-name-asian="Helvetica"/>
    </style:style>
    <style:style style:name="P14" style:family="paragraph" style:parent-style-name="Heading_20_3">
      <style:paragraph-properties fo:margin-top="0cm" fo:margin-bottom="0cm" fo:line-height="120%" fo:padding="0cm" fo:border="none" style:writing-mode="lr-tb"/>
      <style:text-properties fo:font-variant="normal" fo:text-transform="none" fo:color="#666666" style:text-line-through-style="none" style:font-name="Helvetica" fo:font-size="9pt" fo:font-style="normal" style:text-underline-style="none" fo:font-weight="normal" style:text-blinking="false" fo:background-color="transparent" style:font-name-asian="Helvetica"/>
    </style:style>
    <style:style style:name="P15" style:family="paragraph" style:parent-style-name="Heading_20_3">
      <style:paragraph-properties fo:margin-top="0cm" fo:margin-bottom="0cm" fo:line-height="120%" fo:padding="0cm" fo:border="none" style:writing-mode="lr-tb"/>
      <style:text-properties fo:font-variant="normal" fo:text-transform="none" fo:color="#666666" style:text-line-through-style="none" style:font-name="Helvetica" fo:font-size="9pt" fo:font-style="normal" style:text-underline-style="none" fo:font-weight="normal" style:text-blinking="false" fo:background-color="#00ffff" style:font-name-asian="Helvetica"/>
    </style:style>
    <style:style style:name="P16" style:family="paragraph" style:parent-style-name="Heading_20_1">
      <style:paragraph-properties fo:margin-top="0.212cm" fo:margin-bottom="0cm" fo:line-height="120%" fo:padding="0cm" fo:border="none" style:writing-mode="lr-tb"/>
      <style:text-properties fo:font-variant="normal" fo:text-transform="none" fo:color="#000000" style:text-line-through-style="none" style:font-name="Helvetica" fo:font-size="12pt" fo:font-style="normal" style:text-underline-style="none" fo:font-weight="bold" style:text-blinking="false" fo:background-color="transparent" style:font-name-asian="Helvetica"/>
    </style:style>
    <style:style style:name="P17" style:family="paragraph" style:parent-style-name="Heading_20_1">
      <style:paragraph-properties fo:margin-top="0.141cm" fo:margin-bottom="0cm" fo:line-height="120%" fo:padding="0cm" fo:border="none" style:writing-mode="lr-tb"/>
      <style:text-properties fo:font-variant="normal" fo:text-transform="none" fo:color="#000000" style:text-line-through-style="none" style:font-name="Helvetica" fo:font-size="12pt" fo:font-style="normal" style:text-underline-style="none" fo:font-weight="bold" style:text-blinking="false" fo:background-color="transparent" style:font-name-asian="Helvetica"/>
    </style:style>
    <style:style style:name="T1" style:family="text">
      <style:text-properties fo:font-variant="normal" fo:text-transform="none" fo:color="#000000" style:text-line-through-style="none" style:font-name="Helvetica Neue" fo:font-size="10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Helvetica Neue" fo:font-size="11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0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ize="11pt" fo:font-style="normal" style:text-underline-style="none" fo:font-weight="bold" style:text-blinking="false" fo:background-color="transparent"/>
    </style:style>
    <style:style style:name="T6" style:family="text">
      <style:text-properties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><text:bookmark text:name="docs-internal-guid-8772be0b-7fff-6d7f-8434-30a7315a57c6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Theo</text:p>
            <text:p text:style-name="P1">Yoshiura</text:p>
            <text:p text:style-name="P8">CFC Informaticien</text:p>
          </table:table-cell>
          <table:table-cell table:style-name="Tableau1.A1" office:value-type="string">
            <text:p text:style-name="P2"><draw:frame draw:style-name="fr1" draw:name="images1" text:anchor-type="as-char" svg:width="9.396cm" svg:height="0.067cm" draw:z-index="0"><draw:image xlink:href="https://lh5.googleusercontent.com/LDIAfFCBn3TXwdNfOidXu0nGbw-v9bu9OFengAfmaQGiUmqHcg_8h9bwUtYCZrrhK_B1i6aqFY_sktz5MvxJrDPo7xaGfSKYh4IyUgzt9KShN3TwWFKZSceSdBV4oTQzy4dL6uZh" xlink:type="simple" xlink:show="embed" xlink:actuate="onLoad"/></draw:frame></text:p>
            <text:h text:style-name="P16" text:outline-level="1">Theo Yoshiura</text:h>
            <text:p text:style-name="P7"><text:span text:style-name="T4">Chemin des Dents du Midi 44<text:line-break/>1860 Aigle</text:span></text:p>
            <text:p text:style-name="P9">078 976 90 96</text:p>
            <text:p text:style-name="P6">theo.yoshiura@protonmail.com</text:p>
          </table:table-cell>
        </table:table-row>
        <table:table-row>
          <table:table-cell table:style-name="Tableau1.A1" office:value-type="string">
            <text:p text:style-name="P3">ㅡ</text:p>
            <text:h text:style-name="P17" text:outline-level="1">Compétences / Qualités</text:h>
          </table:table-cell>
          <table:table-cell table:style-name="Tableau1.A1" office:value-type="string">
            <text:p text:style-name="P7"><text:span text:style-name="T3"><draw:frame draw:style-name="fr1" draw:name="images2" text:anchor-type="as-char" svg:width="9.396cm" svg:height="0.067cm" draw:z-index="1"><draw:image xlink:href="https://lh6.googleusercontent.com/Rb5uqj7hhHeWx_nNYnmgtgpImkG2cMfnHUbtiqyu_UWMsYM5kLZ4gvOMturi6NtEZYujyc-o_QuCx8QEMpSNlo7HiNbnKmZqYhEgQwr43_FqH6clu0B13ptuR5pKHX0HA5rhbnnp" xlink:type="simple" xlink:show="embed" xlink:actuate="onLoad"/></draw:frame></text:span></text:p>
            <text:p text:style-name="P4">À l'affût de nouveauté, réactif, sait trouver l’information.</text:p>
            <text:p text:style-name="P4">Esprit logique, capacité d’analyse.</text:p>
            <text:p text:style-name="P4">Aime relever des défis.</text:p>
            <text:p text:style-name="P4">Modéré, conciliant, zen.</text:p>
          </table:table-cell>
        </table:table-row>
        <table:table-row>
          <table:table-cell table:style-name="Tableau1.A1" office:value-type="string">
            <text:p text:style-name="P3">ㅡ</text:p>
            <text:h text:style-name="P17" text:outline-level="1">Formation</text:h>
          </table:table-cell>
          <table:table-cell table:style-name="Tableau1.A1" office:value-type="string">
            <text:p text:style-name="P2"><draw:frame draw:style-name="fr1" draw:name="images3" text:anchor-type="as-char" svg:width="9.396cm" svg:height="0.067cm" draw:z-index="2"><draw:image xlink:href="https://lh6.googleusercontent.com/BpurWoIaETEiTyO46C0BSJNMIYSaKpA-jp9i4nz6kUxMZpF7hu2DqPFInPLBgKhLicV_5nIg7ou9MGjqCtBP5rkUkNt6_vdXMEnH8idXj2QyM9QzsUDbcnhDwVcNIwGIU3O66iL0" xlink:type="simple" xlink:show="embed" xlink:actuate="onLoad"/></draw:frame></text:p>
            <text:h text:style-name="P13" text:outline-level="2"><text:span text:style-name="T5">CFC Informaticien - CPNV</text:span></text:h>
            <text:h text:style-name="P14" text:outline-level="3">Août  2019 À Juin 2021, Ste-Croix</text:h>
            <text:h text:style-name="P13" text:outline-level="2"><text:span text:style-name="T5">Diplôme de culture générale COM/INFO - Burier</text:span></text:h>
            <text:h text:style-name="P14" text:outline-level="3">Août 2016 À Juin 2019, La Tour-de-Peilz</text:h>
          </table:table-cell>
        </table:table-row>
        <table:table-row>
          <table:table-cell table:style-name="Tableau1.A1" office:value-type="string">
            <text:p text:style-name="P3">ㅡ</text:p>
            <text:h text:style-name="P17" text:outline-level="1">Autres expériences</text:h>
          </table:table-cell>
          <table:table-cell table:style-name="Tableau1.A1" office:value-type="string">
            <text:p text:style-name="P2"><draw:frame draw:style-name="fr1" draw:name="images4" text:anchor-type="as-char" svg:width="9.396cm" svg:height="0.067cm" draw:z-index="3"><draw:image xlink:href="https://lh5.googleusercontent.com/AjWgt53sfROfKOdKNPQEt7TQBnGi1F5q-1BcdC0QjV9w-XPO_l0db28ULYO7LX909P1dR018s1AdRWmM_9sEzG9Jm5ChLnZC-sBpaAjJLglYEOEsvPDQJEoAL-nSjGMybRSXzp1r" xlink:type="simple" xlink:show="embed" xlink:actuate="onLoad"/></draw:frame></text:p>
            <text:h text:style-name="P12" text:outline-level="2">Staff - Fête des vignerons </text:h>
            <text:h text:style-name="P14" text:outline-level="3">Juillet 2019, Vevey</text:h>
            <text:h text:style-name="P13" text:outline-level="2"><text:span text:style-name="T5">Stage graphisme - ARD Design</text:span></text:h>
            <text:h text:style-name="P15" text:outline-level="3">MOIS 2019</text:h>
            <text:h text:style-name="P13" text:outline-level="2"><text:span text:style-name="T5">Stage support informatique - Net4You</text:span></text:h>
            <text:h text:style-name="P14" text:outline-level="3">Juillet 2018, Natal, Brésil</text:h>
            <text:h text:style-name="P13" text:outline-level="2"><text:span text:style-name="T5">Stage élevage canin - Temple Okami</text:span></text:h>
            <text:h text:style-name="P14" text:outline-level="3">Juillet 2017</text:h>
          </table:table-cell>
        </table:table-row>
        <table:table-row>
          <table:table-cell table:style-name="Tableau1.A1" office:value-type="string">
            <text:p text:style-name="P3">ㅡ</text:p>
            <text:h text:style-name="P17" text:outline-level="1">Informatique</text:h>
          </table:table-cell>
          <table:table-cell table:style-name="Tableau1.A1" office:value-type="string">
            <text:p text:style-name="P2"><draw:frame draw:style-name="fr1" draw:name="images5" text:anchor-type="as-char" svg:width="9.396cm" svg:height="0.067cm" draw:z-index="4"><draw:image xlink:href="https://lh3.googleusercontent.com/PMsdDqPXXvuxj-Pej0SWsEJ0hKzEoItDze601dQEuruHzEmLTXWsL-8aUb7d6HI5p3AOxx5q3HnI1a0fabK7I1J1cLKWada9Vw1Ga2bxBXNoQzAlKS04V6vsEie7d6RfPFYybXuq" xlink:type="simple" xlink:show="embed" xlink:actuate="onLoad"/></draw:frame></text:p>
            <text:h text:style-name="P12" text:outline-level="2">Développement</text:h>
            <text:h text:style-name="P14" text:outline-level="3">C#, Unity, Python, C, HTML/CSS, Powershell, Linux</text:h>
            <text:h text:style-name="P13" text:outline-level="2"><text:span text:style-name="T5">Gestion de réseau (bases)</text:span></text:h>
            <text:h text:style-name="P14" text:outline-level="3">AD, DHCP, DNS, Migration</text:h>
            <text:h text:style-name="P13" text:outline-level="2"><text:span text:style-name="T5">Hardware</text:span></text:h>
            <text:h text:style-name="P14" text:outline-level="3">Montage PC, Dépannage</text:h>
          </table:table-cell>
        </table:table-row>
        <table:table-row>
          <table:table-cell table:style-name="Tableau1.A1" office:value-type="string">
            <text:p text:style-name="P3">ㅡ</text:p>
            <text:h text:style-name="P17" text:outline-level="1">Langues</text:h>
          </table:table-cell>
          <table:table-cell table:style-name="Tableau1.A1" office:value-type="string">
            <text:p text:style-name="P5"><draw:frame draw:style-name="fr1" draw:name="images6" text:anchor-type="as-char" svg:width="9.396cm" svg:height="0.067cm" draw:z-index="5"><draw:image xlink:href="https://lh3.googleusercontent.com/PMsdDqPXXvuxj-Pej0SWsEJ0hKzEoItDze601dQEuruHzEmLTXWsL-8aUb7d6HI5p3AOxx5q3HnI1a0fabK7I1J1cLKWada9Vw1Ga2bxBXNoQzAlKS04V6vsEie7d6RfPFYybXuq" xlink:type="simple" xlink:show="embed" xlink:actuate="onLoad"/></draw:frame></text:p>
            <text:p text:style-name="P10">Français et Portugais, langue maternelles</text:p>
            <text:p text:style-name="P10">Anglais, B2</text:p>
            <text:p text:style-name="P10">Italien, niveau gymnase</text:p>
          </table:table-cell>
        </table:table-row>
      </table:table>
      <text:p text:style-name="Text_20_body"><text:span text:style-name="T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eo Rodrigues</meta:initial-creator>
    <meta:creation-date>2021-06-17T16:42:21</meta:creation-date>
    <dc:date>2021-06-17T19:06:42</dc:date>
    <dc:creator>Theo Rodrigues</dc:creator>
    <meta:editing-duration>PT2H24M23S</meta:editing-duration>
    <meta:editing-cycles>19</meta:editing-cycles>
    <meta:generator>OpenOffice/4.1.1$Unix OpenOffice.org_project/411m6$Build-9775</meta:generator>
    <meta:document-statistic meta:table-count="1" meta:image-count="6" meta:object-count="0" meta:page-count="1" meta:paragraph-count="49" meta:word-count="137" meta:character-count="891"/>
  </office:meta>
</office:document-meta>
</file>